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D00000257FEC871EFFE0B29F5.png" manifest:media-type="image/png"/>
  <manifest:file-entry manifest:full-path="Pictures/100002010000036E000002D841CC9EEDD0A02400.png" manifest:media-type="image/png"/>
  <manifest:file-entry manifest:full-path="Pictures/1000020100000380000002E6688A878DC4A80DE5.png" manifest:media-type="image/png"/>
  <manifest:file-entry manifest:full-path="Pictures/100002010000038D0000033E601D74C63B9E06E1.png" manifest:media-type="image/png"/>
  <manifest:file-entry manifest:full-path="Pictures/100002010000038E000002F4D7FABA6F424CD4F2.png" manifest:media-type="image/png"/>
  <manifest:file-entry manifest:full-path="Pictures/10000201000003D90000031B9F4B0922CBBA1A6A.png" manifest:media-type="image/png"/>
  <manifest:file-entry manifest:full-path="Pictures/100002010000037A0000024B83BC360937AD1AB2.png" manifest:media-type="image/png"/>
  <manifest:file-entry manifest:full-path="Pictures/1000020100000380000002203104B833AD690B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3c6" officeooo:paragraph-rsid="001c63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-0.5382in" svg:y="-0.598in" svg:width="7.722in" svg:height="4.6882in" draw:z-index="0"><draw:image xlink:href="Pictures/1000020100000380000002203104B833AD690B5E.png" xlink:type="simple" xlink:show="embed" xlink:actuate="onLoad" loext:mime-type="image/png"/></draw:frame></text:p>
      <text:p text:style-name="Standard"/>
      <text:p text:style-name="P1"><draw:frame draw:style-name="fr1" draw:name="Image2" text:anchor-type="char" svg:x="-0.4772in" svg:y="3.9756in" svg:width="7.661in" svg:height="5.052in" draw:z-index="1"><draw:image xlink:href="Pictures/100002010000037A0000024B83BC360937AD1AB2.png" xlink:type="simple" xlink:show="embed" xlink:actuate="onLoad" loext:mime-type="image/png"/></draw:frame>####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4in" svg:y="1.4256in" svg:width="6.2638in" svg:height="5.0547in" draw:z-index="2"><draw:image xlink:href="Pictures/10000201000003D90000031B9F4B0922CBBA1A6A.png" xlink:type="simple" xlink:show="embed" xlink:actuate="onLoad" loext:mime-type="image/png"/></draw:frame></text:p>
      <text:p text:style-name="P1"/>
      <text:p text:style-name="P1"><draw:frame draw:style-name="fr1" draw:name="Image4" text:anchor-type="char" svg:x="-0.3283in" svg:y="0.3228in" svg:width="6.6929in" svg:height="6.111in" draw:z-index="3"><draw:image xlink:href="Pictures/100002010000038D0000033E601D74C63B9E06E1.png" xlink:type="simple" xlink:show="embed" xlink:actuate="onLoad" loext:mime-type="image/png"/></draw:frame></text:p>
      <text:p text:style-name="P1"><draw:frame draw:style-name="fr1" draw:name="Image5" text:anchor-type="char" svg:x="-0.2429in" svg:y="0.1835in" svg:width="6.6929in" svg:height="5.5425in" draw:z-index="4"><draw:image xlink:href="Pictures/1000020100000380000002E6688A878DC4A80DE5.png" xlink:type="simple" xlink:show="embed" xlink:actuate="onLoad" loext:mime-type="image/png"/></draw:frame></text:p>
      <text:p text:style-name="P1"><draw:frame draw:style-name="fr1" draw:name="Image6" text:anchor-type="char" svg:x="-0.3764in" svg:y="-0.3492in" svg:width="7.4807in" svg:height="6.2138in" draw:z-index="5"><draw:image xlink:href="Pictures/100002010000038E000002F4D7FABA6F424CD4F2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width="6.6929in" svg:height="5.5492in" draw:z-index="6"><draw:image xlink:href="Pictures/100002010000036E000002D841CC9EEDD0A02400.png" xlink:type="simple" xlink:show="embed" xlink:actuate="onLoad" loext:mime-type="image/png"/></draw:frame><draw:frame draw:style-name="fr1" draw:name="Image8" text:anchor-type="char" svg:x="0in" svg:y="5.7311in" svg:width="6.6929in" svg:height="4.4102in" draw:z-index="7"><draw:image xlink:href="Pictures/100002010000038D00000257FEC871EFFE0B29F5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Pupillo</meta:initial-creator>
    <meta:creation-date>2022-04-20T15:02:08.556709634</meta:creation-date>
    <meta:printed-by>Francesco Pupillo</meta:printed-by>
    <meta:print-date>2022-04-20T15:10:11.747676889</meta:print-date>
    <dc:date>2022-04-20T15:29:15.500318897</dc:date>
    <dc:creator>Francesco Pupillo</dc:creator>
    <meta:editing-duration>PT16M56S</meta:editing-duration>
    <meta:editing-cycles>1</meta:editing-cycles>
    <meta:document-statistic meta:table-count="0" meta:image-count="8" meta:object-count="0" meta:page-count="3" meta:paragraph-count="1" meta:word-count="1" meta:character-count="4" meta:non-whitespace-character-count="4"/>
    <meta:generator>LibreOffice/6.4.7.2$Linux_X86_64 LibreOffice_project/40$Build-2</meta:generator>
  </office:meta>
</office:document-meta>
</file>